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Propagator.isConfigurationEmpty( Configuration component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Propagator.setConfigurationProvider( ConfigurationProvider configura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ropaga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ropagator.invokeLifecycleWorker( String beanName , Object bean , BeanDefinition bean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urationPropagator.getLifecycl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